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83bd7" officeooo:paragraph-rsid="00183bd7"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83bd7" officeooo:paragraph-rsid="00183bd7"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83bd7" officeooo:paragraph-rsid="00306080" style:font-weight-asian="normal" style:font-weight-complex="normal"/>
    </style:style>
    <style:style style:name="T1" style:family="text">
      <style:text-properties officeooo:rsid="0019e799"/>
    </style:style>
    <style:style style:name="T2" style:family="text">
      <style:text-properties officeooo:rsid="001adb99"/>
    </style:style>
    <style:style style:name="T3" style:family="text">
      <style:text-properties officeooo:rsid="0023b0d6"/>
    </style:style>
    <style:style style:name="T4" style:family="text">
      <style:text-properties officeooo:rsid="0026b3b6"/>
    </style:style>
    <style:style style:name="T5" style:family="text">
      <style:text-properties officeooo:rsid="002dae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4 PRINCIPLES OF OBJECT ORIENTED PROGRAMMING</text:p>
      <text:p text:style-name="P2"><text:tab/>There are four major principles that make a language object-oriented: <text:span text:style-name="T1">encapsulation, data abstraction, polymorphism and inheritance.</text:span></text:p>
      <text:p text:style-name="P2"><text:tab/><text:span text:style-name="T2">Encapsulation is the hiding of data implementation by restricting access to accessors and mutators. It helps declare class variables as private and provides public setter and getter methods to modify and view variable values. An accessor is a method used to ask an object about itself and is usually in the form of properties, or any public method that gives information about the state of an object, which have a get method. Mutators are public methods used to modify the state of an object while hiding the implementation of how the data gets modified, and have the set method. The advantages of encapsulation include having control over how data is accessed and modified, flexibility as the code can be easily changed, and the user is able to change part of the code without affecting it in overall. This in turn reduces system complexity.</text:span></text:p>
      <text:p text:style-name="P2"><text:tab/><text:span text:style-name="T3">Data abstraction is the development of classes, objects and types in terms of their interfaces and functionality, instead of their implementation details. It denotes a model, view, or other focused representation for an actual item. Abstraction is used to manage complexity as it is the development of a software object to represent an object found in the real world.</text:span></text:p>
      <text:p text:style-name="P2"><text:tab/><text:span text:style-name="T4">Inheritance is a manner of reusing code of existing objects, or the establishment of a subtype from an existing object, or both, depending upon programming language support. It enables classes( <text:s/>derived classes, subclasses or child classes) to acquire the methods, functions and variables of another( base classes, superclasses, parent classes or ancestor classes). The superclass establishes a common interface and foundational functionality, that subclasses can inherit, modify, and supplement. This gives rise to a hierarchy and thus simplifies the overall code. The subclass can in some cases customize or redefine an inherited method leading to virtual methods.</text:span></text:p>
      <text:p text:style-name="P3"><text:tab/><text:span text:style-name="T5">Polymorphism is simply having many forms and is evident where multiple methods all have the same name, but with slightly different functionalities. It is of two types: Overridding/ run-time polymorphism method where the subclass can implement a parent class method based on its requirements. The method is determined at runtime based on the dynamic type of an object. In overloading/ compile-time polymorphism, the compiler determines which method to execute when the code gets compi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1:03:13.081369111</meta:creation-date>
    <dc:date>2016-03-14T13:20:12.694727792</dc:date>
    <meta:editing-duration>PT1H52M20S</meta:editing-duration>
    <meta:editing-cycles>26</meta:editing-cycles>
    <meta:generator>LibreOffice/4.2.8.2$Linux_X86_64 LibreOffice_project/420m0$Build-2</meta:generator>
    <meta:document-statistic meta:table-count="0" meta:image-count="0" meta:object-count="0" meta:page-count="1" meta:paragraph-count="6" meta:word-count="396" meta:character-count="2546" meta:non-whitespace-character-count="2150"/>
  </office:meta>
</office:document-meta>
</file>